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2.032cm" svg:x="3.075cm" svg:y="2.27cm">
          <text:p text:style-name="P1">АС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477cm" svg:height="1.27cm" svg:x="6.969cm" svg:y="5.318cm">
          <text:p text:style-name="P1">глобальные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477cm" svg:height="1.27cm" svg:x="6.97cm" svg:y="7.018cm">
          <text:p text:style-name="P1">региональные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477cm" svg:height="1.27cm" svg:x="6.971cm" svg:y="8.618cm">
          <text:p text:style-name="P1">областные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477cm" svg:height="1.27cm" svg:x="6.972cm" svg:y="10.118cm">
          <text:p text:style-name="P1">городские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477cm" svg:height="1.27cm" svg:x="6.973cm" svg:y="11.618cm">
          <text:p text:style-name="P1">районные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25cm" svg:y1="4.302cm" svg:x2="6.969cm" svg:y2="5.953cm" draw:start-shape="id1" draw:start-glue-point="2" draw:end-shape="id2" draw:end-glue-point="3" svg:d="m6250 4302v1651h719" svg:viewBox="0 0 720 1652">
          <text:p/>
        </draw:connector>
        <draw:connector draw:style-name="gr2" draw:text-style-name="P1" draw:layer="layout" svg:x1="6.25cm" svg:y1="4.302cm" svg:x2="6.97cm" svg:y2="7.653cm" draw:start-shape="id1" draw:start-glue-point="2" draw:end-shape="id3" draw:end-glue-point="3" svg:d="m6250 4302v3351h720" svg:viewBox="0 0 721 3352">
          <text:p/>
        </draw:connector>
        <draw:connector draw:style-name="gr2" draw:text-style-name="P1" draw:layer="layout" svg:x1="6.25cm" svg:y1="4.302cm" svg:x2="6.971cm" svg:y2="9.253cm" draw:start-shape="id1" draw:start-glue-point="2" draw:end-shape="id4" draw:end-glue-point="3" svg:d="m6250 4302v4951h721" svg:viewBox="0 0 722 4952">
          <text:p/>
        </draw:connector>
        <draw:connector draw:style-name="gr2" draw:text-style-name="P1" draw:layer="layout" svg:x1="6.25cm" svg:y1="4.302cm" svg:x2="6.972cm" svg:y2="10.753cm" draw:start-shape="id1" draw:start-glue-point="2" draw:end-shape="id5" draw:end-glue-point="3" svg:d="m6250 4302v6451h722" svg:viewBox="0 0 723 6452">
          <text:p/>
        </draw:connector>
        <draw:connector draw:style-name="gr2" draw:text-style-name="P1" draw:layer="layout" svg:x1="6.25cm" svg:y1="4.302cm" svg:x2="6.973cm" svg:y2="12.253cm" draw:start-shape="id1" draw:start-glue-point="2" draw:end-shape="id6" draw:end-glue-point="3" svg:d="m6250 4302v7951h723" svg:viewBox="0 0 724 79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10:05:05.736232775</meta:creation-date>
    <dc:date>2014-03-12T10:14:08.802076891</dc:date>
    <meta:editing-duration>P0D</meta:editing-duration>
    <meta:editing-cycles>1</meta:editing-cycles>
    <meta:document-statistic meta:object-count="11"/>
    <meta:generator>LibreOffice/4.1.3.2$Linux_X86_64 LibreOffice_project/410m0$Build-2</meta:generator>
  </office:meta>
</office:document-meta>
</file>